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1" officeooo:rsid="000440a7" officeooo:paragraph-rsid="000440a7"/>
    </style:style>
    <style:style style:name="P2" style:family="paragraph" style:parent-style-name="Header">
      <style:text-properties style:font-name="Arial1" fo:language="es" fo:country="ES" officeooo:rsid="000440a7" officeooo:paragraph-rsid="000440a7"/>
    </style:style>
    <style:style style:name="P3" style:family="paragraph" style:parent-style-name="Text_20_body">
      <style:text-properties fo:language="es" fo:country="ES"/>
    </style:style>
    <style:style style:name="P4" style:family="paragraph" style:parent-style-name="Text_20_body">
      <style:text-properties fo:language="es" fo:country="ES" fo:font-weight="bold" style:font-weight-asian="bold" style:font-weight-complex="bold"/>
    </style:style>
    <style:style style:name="P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font-name="Arial" fo:font-size="11pt" fo:language="es" fo:country="ES" fo:font-style="normal" style:text-underline-style="solid" style:text-underline-width="auto" style:text-underline-color="font-color" fo:font-weight="bold" officeooo:paragraph-rsid="000440a7"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language="es" fo:country="ES" fo:font-style="normal" style:text-underline-style="none" fo:font-weight="normal" style:text-blinking="false" fo:background-color="transparent"/>
    </style:style>
    <style:style style:name="P7"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language="es" fo:country="ES" fo:font-style="normal" style:text-underline-style="none" fo:font-weight="normal" style:text-blinking="false" fo:background-color="transparent"/>
    </style:style>
    <style:style style:name="P8"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language="es" fo:country="ES" fo:font-style="normal" style:text-underline-style="none" fo:font-weight="normal" style:text-blinking="false" fo:background-color="transparent"/>
    </style:style>
    <style:style style:name="P9"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language="es" fo:country="ES" fo:font-style="normal" style:text-underline-style="none" fo:font-weight="normal" style:text-blinking="false" fo:background-color="transparent"/>
    </style:style>
    <style:style style:name="P10"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language="es" fo:country="ES" fo:font-style="normal" style:text-underline-style="none" fo:font-weight="normal" style:text-blinking="false" fo:background-color="transparent"/>
    </style:style>
    <style:style style:name="P11"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language="es" fo:country="ES" fo:font-style="normal" style:text-underline-style="none" fo:font-weight="normal" style:text-blinking="false" fo:background-color="transparent"/>
    </style:style>
    <style:style style:name="P12"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language="es" fo:country="ES" fo:font-style="normal" style:text-underline-style="none" fo:font-weight="normal" style:text-blinking="false" fo:background-color="transparent"/>
    </style:style>
    <style:style style:name="P13" style:family="paragraph" style:parent-style-name="Text_20_body" style:list-style-name="L10">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language="es" fo:country="ES" fo:font-style="normal" style:text-underline-style="none" fo:font-weight="normal" style:text-blinking="false" fo:background-color="transparent"/>
    </style:style>
    <style:style style:name="P14" style:family="paragraph" style:parent-style-name="Text_20_body" style:list-style-name="L1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language="es" fo:country="ES" fo:font-style="normal" style:text-underline-style="none" fo:font-weight="normal" style:text-blinking="false" fo:background-color="transparent"/>
    </style:style>
    <style:style style:name="P15" style:family="paragraph" style:parent-style-name="Text_20_body" style:list-style-name="L1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language="es" fo:country="ES" fo:font-style="normal" style:text-underline-style="none" fo:font-weight="normal" style:text-blinking="false" fo:background-color="transparent"/>
    </style:style>
    <style:style style:name="P16" style:family="paragraph" style:parent-style-name="Text_20_body" style:list-style-name="L1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language="es" fo:country="ES" fo:font-style="normal" style:text-underline-style="none" fo:font-weight="normal" style:text-blinking="false" fo:background-color="transparent"/>
    </style:style>
    <style:style style:name="P17" style:family="paragraph" style:parent-style-name="Text_20_body" style:list-style-name="L1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language="es" fo:country="ES" fo:font-style="normal" style:text-underline-style="none" fo:font-weight="normal" style:text-blinking="false" fo:background-color="transparent"/>
    </style:style>
    <style:style style:name="P18"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language="es" fo:country="ES" fo:font-style="normal" style:text-underline-style="none" fo:font-weight="normal" style:text-blinking="false"/>
    </style:style>
    <style:style style:name="P19"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language="es" fo:country="ES" fo:font-style="normal" style:text-underline-style="none" fo:font-weight="normal" style:text-blinking="false"/>
    </style:style>
    <style:style style:name="P20" style:family="paragraph" style:parent-style-name="Text_20_body" style:list-style-name="L9">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language="es" fo:country="ES" fo:font-style="normal" style:text-underline-style="none" fo:font-weight="normal" style:text-blinking="false"/>
    </style:style>
    <style:style style:name="P21" style:family="paragraph" style:parent-style-name="Text_20_body">
      <style:paragraph-properties fo:margin-top="0cm" fo:margin-bottom="0cm" loext:contextual-spacing="false" fo:line-height="138%" style:writing-mode="lr-tb"/>
      <style:text-properties fo:language="es" fo:country="ES" fo:font-weight="normal"/>
    </style:style>
    <style:style style:name="P22" style:family="paragraph" style:parent-style-name="Text_20_body" style:list-style-name="L13">
      <loext:graphic-properties draw:fill="none" draw:fill-color="#ffffff"/>
      <style:paragraph-properties fo:margin-top="0cm" fo:margin-bottom="0cm" loext:contextual-spacing="false" fo:line-height="138%" fo:background-color="transparent" style:writing-mode="lr-tb"/>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language="es" fo:country="ES"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language="es" fo:country="ES" fo:font-style="normal" style:text-underline-style="none" fo:font-weight="bold"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background-color="transparent" loext:char-shading-value="0"/>
    </style:style>
    <style:style style:name="T7" style:family="text">
      <style:text-properties officeooo:rsid="000440a7" fo:background-color="transparent" loext:char-shading-value="0"/>
    </style:style>
    <style:style style:name="T8" style:family="text">
      <style:text-properties fo:font-weight="normal"/>
    </style:style>
    <style:style style:name="T9" style:family="text">
      <style:text-properties fo:font-weight="bold" fo:background-color="transparent" loext:char-shading-value="0"/>
    </style:style>
    <style:style style:name="T10" style:family="text">
      <style:text-properties fo:font-weight="bold" fo:background-color="transparent" loext:char-shading-value="0" style:font-weight-asian="bold" style:font-weight-complex="bold"/>
    </style:style>
    <style:style style:name="T11" style:family="text">
      <style:text-properties fo:font-weight="bold" style:font-weight-asian="bold" style:font-weight-complex="bold"/>
    </style:style>
    <style:style style:name="T12" style:family="text">
      <style:text-properties fo:font-style="italic" fo:background-color="transparent" loext:char-shading-value="0"/>
    </style:style>
    <style:style style:name="T13" style:family="text">
      <style:text-properties officeooo:rsid="000440a7"/>
    </style:style>
    <style:style style:name="T14" style:family="text">
      <style:text-properties fo:language="es" fo:country="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docs-internal-guid-b5bb38a8-7fff-9fa5-520d-a7a3856b6183"/>PROYECTO <text:span text:style-name="T13">7.5</text:span></text:p>
      <text:p text:style-name="P5"><text:s/>BASE DE DATOS</text:p>
      <text:p text:style-name="P3"/>
      <text:p text:style-name="P21"><text:span text:style-name="T1">Una vez leído todos los datos que debemos encontrar y analizar de nuestra base de datos, hemos encontrado, a nuestro forma de ver, un total de </text:span><text:span text:style-name="T2">11 entidades</text:span><text:span text:style-name="T1">. </text:span></text:p>
      <text:p text:style-name="P3"/>
      <text:p text:style-name="P6">A continuación, se explicara el porque creemos que son entidades necesarias:</text:p>
      <text:list xml:id="list172246522" text:style-name="L1">
        <text:list-item>
          <text:p text:style-name="P7"><text:span text:style-name="T11">JUGADOR: </text:span>estos son los participantes de nuestro juego, y, lo más importante de nuestra base de datos. Se debe dividir en dos tipos:</text:p>
          <text:list>
            <text:list-item>
              <text:p text:style-name="P7">BOT</text:p>
            </text:list-item>
            <text:list-item>
              <text:p text:style-name="P7">HUMANO: para esta entidad debemos almacenar varios datos que nos serán de utilidad para extraer información en un futuro.</text:p>
              <text:list>
                <text:list-item>
                  <text:p text:style-name="P7">La más importante es el USERNAME, ya que nos permitirá distinguir a qué jugador hacemos referencia.</text:p>
                </text:list-item>
              </text:list>
            </text:list-item>
          </text:list>
        </text:list-item>
      </text:list>
      <text:p text:style-name="P3"/>
      <text:list xml:id="list2931577442" text:style-name="L2">
        <text:list-item>
          <text:p text:style-name="P8"><text:span text:style-name="T11">PUNTUACIÓN:</text:span> Esta entidad va ligada al JUGADOR, ya que es exclusiva de cada uno de estos</text:p>
        </text:list-item>
      </text:list>
      <text:p text:style-name="P3"/>
      <text:list xml:id="list2995691957" text:style-name="L3">
        <text:list-item>
          <text:p text:style-name="P9"><text:span text:style-name="T11">JUEGO:</text:span> hay una gran cantidad  de  juegos a los que los JUGADORES pueden jugar. Por eso creemos que esta entidad es necesaria para distinguir a cuál de ellos hacemos referencia.</text:p>
        </text:list-item>
      </text:list>
      <text:p text:style-name="P3"/>
      <text:list xml:id="list2215116229" text:style-name="L4">
        <text:list-item>
          <text:p text:style-name="P10"><text:span text:style-name="T11">PARTIDA:</text:span> Un JUEGO siempre se divide en partidas, de las cuales se pueden extraer jugadores, ganadores perdedores… Sin esta entidad, no sería posible la base de datos. Cada una de estas partidas participan varios JUGADORES</text:p>
        </text:list-item>
      </text:list>
      <text:p text:style-name="P3"/>
      <text:list xml:id="list3429009347" text:style-name="L5">
        <text:list-item>
          <text:p text:style-name="P11"><text:span text:style-name="T11">TURNOS:</text:span> Aquí se especifica el ORDEN de los JUGADORES</text:p>
        </text:list-item>
      </text:list>
      <text:p text:style-name="P3"/>
      <text:list xml:id="list3144590007" text:style-name="L6">
        <text:list-item>
          <text:p text:style-name="P18"><text:span text:style-name="T10">ACCIONES:</text:span><text:span text:style-name="T6">En cada TURNO</text:span><text:span text:style-name="T9">, </text:span><text:span text:style-name="T6">se pueden realizar, dependiendo del JUEGO</text:span><text:span text:style-name="T9">, </text:span><text:span text:style-name="T6">una serie de movimientos. (p.e.: robar, plantarse…) por los que estos deben ser distinguidas.</text:span></text:p>
        </text:list-item>
      </text:list>
      <text:p text:style-name="P3"/>
      <text:list xml:id="list3045555191" text:style-name="L7">
        <text:list-item>
          <text:p text:style-name="P12"><text:span text:style-name="T11">BARAJA: </text:span>Esta entidad es necesaria para especificar, según el JUEGO, que tipo de barajas se usan, ya que existen un  gran registro de estas (española, poker,...)</text:p>
        </text:list-item>
      </text:list>
      <text:p text:style-name="P3"><text:soft-page-break/></text:p>
      <text:list xml:id="list1704768935" text:style-name="L8">
        <text:list-item>
          <text:p text:style-name="P19"><text:span text:style-name="T10">CARTAS: </text:span><text:span text:style-name="T6">Aquí se especifica cuáles y cuántas cartas son necesarias para poder jugar al juego. Es por ello, que creemos que es una entidad </text:span><text:span text:style-name="T12">débil</text:span><text:span text:style-name="T6">, ya que va directamente y </text:span><text:span text:style-name="T7">dependiente-mente</text:span><text:span text:style-name="T6"> relacionada con la entidad BARAJA</text:span></text:p>
        </text:list-item>
      </text:list>
      <text:p text:style-name="P3"/>
      <text:list xml:id="list1024540209" text:style-name="L9">
        <text:list-item>
          <text:p text:style-name="P20"><text:span text:style-name="T10">TIPO DE CARTAS: </text:span><text:span text:style-name="T6">Si observamos los distintos tipos de BARAJAS que existen, podemos ver que tienen diferentes valores según el ‘palo’ a la cual pertenezca la CARTA. Este palo sirve para dar prioridad a una carta sobre otra, si el valor de estas, es decir el número, coincide. Por ello, debemos especificar que </text:span><text:span text:style-name="T12">tipo de carta</text:span><text:span text:style-name="T6"> es cada una de las componentes de la baraja.</text:span></text:p>
        </text:list-item>
      </text:list>
      <text:p text:style-name="P3"/>
      <text:p text:style-name="P21"><text:span text:style-name="T1">Debido a que debemos relacionar algunas entidades entre sí, nos han surgido las siguientes </text:span><text:span text:style-name="T2">tablas</text:span><text:span text:style-name="T5"> </text:span><text:span text:style-name="T1">necesarias (</text:span><text:span text:style-name="T2">5</text:span><text:span text:style-name="T1">):</text:span></text:p>
      <text:p text:style-name="P3"/>
      <text:list xml:id="list1441178072" text:style-name="L10">
        <text:list-item>
          <text:p text:style-name="P13"><text:span text:style-name="T11">Consiguen: </text:span>Esta tabla relaciona directamente las entidades de JUGADOR i PUNTUACIONES, ya que esta última varía en función del jugador al cual hacemos referencia o necesitemos datos.</text:p>
        </text:list-item>
      </text:list>
      <text:p text:style-name="P3"/>
      <text:list xml:id="list1043343868" text:style-name="L11">
        <text:list-item>
          <text:p text:style-name="P14"><text:span text:style-name="T11">Participan:</text:span> Debemos diferenciar, según la PARTIDA, que JUGADORES son los que participan y cuantos participan</text:p>
        </text:list-item>
      </text:list>
      <text:p text:style-name="P3"/>
      <text:list xml:id="list129444817" text:style-name="L12">
        <text:list-item>
          <text:p text:style-name="P15"><text:span text:style-name="T11">Deciden:</text:span> En esta tabla relacional, nos ayuda a decidir el orden o TURNO en los cuales participa cada jugador dependiendo de la CARTA que nos sea repartida al principio de la partida.</text:p>
        </text:list-item>
      </text:list>
      <text:p text:style-name="P3"/>
      <text:list xml:id="list3216407136" text:style-name="L13">
        <text:list-item>
          <text:p text:style-name="P22"><text:span text:style-name="T4">Usa: </text:span><text:span text:style-name="T3">Cada juego debe tener exclusivamente una baraja.</text:span></text:p>
        </text:list-item>
      </text:list>
      <text:p text:style-name="P4"/>
      <text:list xml:id="list4177672540" text:style-name="L14">
        <text:list-item>
          <text:p text:style-name="P16"><text:span text:style-name="T11">Hacen:</text:span> En cada TURNO se pueden se pueden realizar diferentes  ACCIONES (plantarse, robar…)</text:p>
        </text:list-item>
      </text:list>
      <text:p text:style-name="P3"/>
      <text:list xml:id="list2320334386" text:style-name="L15">
        <text:list-item>
          <text:p text:style-name="P17"><text:span text:style-name="T11">Deciden:</text:span> La CARTA inicial indica los TURNOS, que varian en cada partida.</text:p>
        </text:list-item>
      </text:list>
      <text:p text:style-name="P3"><text:span text:style-name="T8"><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fo:language="es" fo:country="ES" officeooo:rsid="000440a7" officeooo:paragraph-rsid="000440a7"/>
    </style:style>
    <style:style style:name="MP2" style:family="paragraph" style:parent-style-name="Header">
      <style:text-properties style:font-name="Arial1" officeooo:rsid="000440a7" officeooo:paragraph-rsid="000440a7"/>
    </style:style>
    <style:style style:name="MT1" style:family="text">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Proyecto 7.5 Base de Datos <text:tab/> <text:s text:c="2"/><text:tab/>Alex Larios Almendros</text:p>
        <text:p text:style-name="MP1"><text:tab/><text:tab/>Marc Gómez Vilchez</text:p>
        <text:p text:style-name="MP2"><text:span text:style-name="MT1"><text:tab/><text:tab/>Victor Merchan Ventura<text:tab/></text:span><text:tab/></text:p>
      </style:header>
      <style:footer>
        <text:p text:style-name="Footer"><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5.2$Windows_X86_64 LibreOffice_project/a726b36747cf2001e06b58ad5db1aa3a9a1872d6</meta:generator>
    <dc:date>2020-12-09T18:17:23.963000000</dc:date>
    <meta:editing-duration>PT9M37S</meta:editing-duration>
    <meta:editing-cycles>3</meta:editing-cycles>
    <meta:document-statistic meta:table-count="0" meta:image-count="0" meta:object-count="0" meta:page-count="2" meta:paragraph-count="28" meta:word-count="500" meta:character-count="2991" meta:non-whitespace-character-count="2518"/>
  </office:meta>
</office:document-meta>
</file>